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50%" fo:text-align="end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8pt" style:font-size-asian="18pt" style:font-size-complex="18pt"/>
    </style:style>
    <style:style style:name="P7" style:family="paragraph" style:parent-style-name="Standard">
      <style:paragraph-properties fo:line-height="15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line-height="150%"/>
    </style:style>
    <style:style style:name="P9" style:family="paragraph" style:parent-style-name="Heading_20_2">
      <style:paragraph-properties fo:line-height="150%"/>
    </style:style>
    <style:style style:name="P10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26pt" fo:font-weight="bold" style:font-size-asian="26pt" style:font-weight-asian="bold" style:font-size-complex="26pt" style:font-weight-complex="bold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 style:list-style-name="WWNum1">
      <style:paragraph-properties fo:line-height="150%"/>
    </style:style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gramowanie w LISP i Prolog </text:p>
      <text:p text:style-name="P2"/>
      <text:p text:style-name="P6">Temat projektu: </text:p>
      <text:p text:style-name="P7">kalkulator w LISP</text:p>
      <text:p text:style-name="P3"/>
      <text:p text:style-name="P4">Autorzy:</text:p>
      <text:p text:style-name="P4">Mateusz Kaczmarski</text:p>
      <text:p text:style-name="P4">Jakub Ruszkowski</text:p>
      <text:p text:style-name="P5"/>
      <text:h text:style-name="P9" text:outline-level="2">Działania na wielomianach</text:h>
      <text:p text:style-name="P1">Program umożliwia prowadzenie działań na wielomianach: dodawanie, odejmowanie oraz liczenie wartości wielomianu dla zadanej wartości. Do każdej z funkcji podawana jest lista definiująca wielomian w następujący sposób:</text:p>
      <text:p text:style-name="P1"><draw:frame draw:style-name="fr1" draw:name="Obiekt1" text:anchor-type="as-char" svg:y="-0.377cm" svg:width="15.891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gdzie potęga<text:span text:style-name="T1">n</text:span> oznacza stopień potęgi przy n-tym wyrazie wielomianu, a współczynnik<text:span text:style-name="T1">n</text:span> – współczynnik przy n-tym wyrazie wielomianu. Zakłada się dodatkowo, że wszystkie wyrazy podawanego wielomianu są posortowanie w kolejności rosnących wartości potęg. Służy do tego funkcja sortująca wielomian <text:span text:style-name="T2">SortPolynomial(poly)</text:span>. Dodawanie wielomianów można uzyskać stosując funkcję <text:span text:style-name="T2">AddPolynomials (p1 p2)</text:span>, której przekazywane są dwa wielomiany, które chcemy zsumować. Do odejmowania wielomianów służy funkcja <text:span text:style-name="T2">SubstractPolynomials (p1 p2)</text:span>, która od wielomianu p1 odejmuje wielomian p2. Aby wyliczyć wartość wielomianu dla zadanej wartości x, można skorzystać z funkcji <text:span text:style-name="T2">EvaluatePolynomial(poli x). </text:span><text:span text:style-name="T4">Przydatne w tym przypadku jest makro o nazwie </text:span><text:span text:style-name="T3">ConvertPolynomial(poli)</text:span><text:span text:style-name="T4">, które zmienia podany wielomian do postaci bardziej czytelnej typu: </text:span><text:span text:style-name="T4"><draw:frame draw:style-name="fr1" draw:name="Obiekt2" text:anchor-type="as-char" svg:y="-0.377cm" svg:width="10.91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">gdzie c i p oznaczają odpowiednio wartości współczynnika oraz potęgi wyrazu wielomianu, a x – dowolne wyrażenie.</text:span></text:p>
      <text:p text:style-name="P1"><text:span text:style-name="T4">W projekcie dostępne są także funkcje </text:span><text:span text:style-name="T2">PolyDerivative(poly)</text:span><text:span text:style-name="T4"> oraz </text:span><text:span text:style-name="T2">PolyIntegral(poly)</text:span><text:span text:style-name="T4"> zwracające odpowiednio pochodną oraz całkę wielomianu poly.</text:span></text:p>
      <text:p text:style-name="P1">Na wszystkich przedstawionych funkcjach zostały przeprowadzone testy jednostkowe.</text:p>
      <text:h text:style-name="P9" text:outline-level="2"><text:soft-page-break/>Inne</text:h>
      <text:p text:style-name="P8">W projekcie występują także funkcje do liczenia funkcji Ackermanna (<text:span text:style-name="T2">Ackermann(m n)</text:span>), funkcji McCarthy'ego (<text:span text:style-name="T2">McCarthy(n)</text:span>), długość krzywej Kocha dla i-tego kroku i l długości początkowej odcinka (<text:span text:style-name="T2">KochCurveLength(l n)</text:span>) oraz funkcja konwertująca liczbę dziesiętną na zapis binarny (<text:span text:style-name="T2">convert-to-binary(n)</text:span>).</text:p>
      <text:p text:style-name="P1"/>
      <text:p text:style-name="P1"><text:bookmark text:name="_GoBack"/></text:p>
      <text:p text:style-name="P1"/>
      <text:p text:style-name="P1">Bibliografia:</text:p>
      <text:p text:style-name="P1">http://www.cs.sfu.ca/CourseCentral/310/pwfong/Lisp/1/tutorial1.html</text:p>
      <text:p text:style-name="P1">http://www.gigamonkeys.com/book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7:31:12.76</meta:creation-date>
    <dc:date>2015-11-18T23:05:48.98</dc:date>
    <meta:editing-duration>PT1H18M18S</meta:editing-duration>
    <meta:editing-cycles>5</meta:editing-cycles>
    <meta:generator>OpenOffice.org/3.4.1$Win32 OpenOffice.org_project/341m1$Build-9593</meta:generator>
    <meta:document-statistic meta:table-count="0" meta:image-count="0" meta:object-count="2" meta:page-count="2" meta:paragraph-count="17" meta:word-count="229" meta:character-count="1919"/>
  </office:meta>
</office:document-meta>
</file>

<file path=Object 1/content.xml><?xml version="1.0" encoding="utf-8"?>
<math xmlns="http://www.w3.org/1998/Math/MathML">
  <semantics>
    <mrow>
      <mrow>
        <mi mathvariant="italic">polynomial</mi>
        <mo stretchy="false">=</mo>
        <mi>'</mi>
      </mrow>
      <mrow>
        <mo stretchy="false">(</mo>
        <mrow>
          <mrow>
            <mo stretchy="false">(</mo>
            <mrow>
              <msub>
                <mi mathvariant="italic">współczynnik</mi>
                <mn>1</mn>
              </msub>
              <msub>
                <mi mathvariant="italic">potęga</mi>
                <mn>1</mn>
              </msub>
            </mrow>
            <mo stretchy="false">)</mo>
          </mrow>
          <mrow>
            <mo stretchy="false">(</mo>
            <mrow>
              <msub>
                <mi mathvariant="italic">współczynnik</mi>
                <mn>2</mn>
              </msub>
              <msub>
                <mi mathvariant="italic">potęga</mi>
                <mn>2</mn>
              </msub>
            </mrow>
            <mo stretchy="false">)</mo>
          </mrow>
          <mn>...</mn>
          <mrow>
            <mo stretchy="false">(</mo>
            <mrow>
              <msub>
                <mi mathvariant="italic">współczynnik</mi>
                <mi>n</mi>
              </msub>
              <msub>
                <mi mathvariant="italic">potęga</mi>
                <mi>n</mi>
              </msub>
            </mrow>
            <mo stretchy="false">)</mo>
          </mrow>
        </mrow>
        <mo stretchy="false">)</mo>
      </mrow>
    </mrow>
    <annotation encoding="StarMath 5.0">polynomial = '( (współczynnik_1 potęga_1) (współczynnik_2 potęga_2) ... (współczynnik_n potęga_n) )</annotation>
  </semantics>
</math>
</file>

<file path=Object 2/content.xml><?xml version="1.0" encoding="utf-8"?>
<math xmlns="http://www.w3.org/1998/Math/MathML">
  <semantics>
    <mrow>
      <mrow>
        <mo stretchy="false">(</mo>
        <mrow>
          <mrow>
            <mo stretchy="false">+</mo>
            <mrow>
              <mo stretchy="false">(</mo>
              <mrow>
                <mtext>*</mtext>
                <msub>
                  <mi>c</mi>
                  <mn>1</mn>
                </msub>
                <mrow>
                  <mo stretchy="false">(</mo>
                  <mrow>
                    <mi mathvariant="italic">EXPT</mi>
                    <mi>X</mi>
                    <msub>
                      <mi>p</mi>
                      <mn>1</mn>
                    </msub>
                  </mrow>
                  <mo stretchy="false">)</mo>
                </mrow>
              </mrow>
              <mo stretchy="false">)</mo>
            </mrow>
          </mrow>
          <mrow>
            <mo stretchy="false">(</mo>
            <mrow>
              <mtext>*</mtext>
              <msub>
                <mi>c</mi>
                <mn>2</mn>
              </msub>
              <mrow>
                <mo stretchy="false">(</mo>
                <mrow>
                  <mi mathvariant="italic">EXPT</mi>
                  <mi>X</mi>
                  <msub>
                    <mi>p</mi>
                    <mn>2</mn>
                  </msub>
                </mrow>
                <mo stretchy="false">)</mo>
              </mrow>
            </mrow>
            <mo stretchy="false">)</mo>
          </mrow>
          <mn>...</mn>
          <mrow>
            <mo stretchy="false">(</mo>
            <mrow>
              <mtext>*</mtext>
              <msub>
                <mi>c</mi>
                <mi>n</mi>
              </msub>
              <mrow>
                <mo stretchy="false">(</mo>
                <mrow>
                  <mi mathvariant="italic">EXPT</mi>
                  <mi>X</mi>
                  <msub>
                    <mi>p</mi>
                    <mi>n</mi>
                  </msub>
                </mrow>
                <mo stretchy="false">)</mo>
              </mrow>
            </mrow>
            <mo stretchy="false">)</mo>
          </mrow>
        </mrow>
        <mo stretchy="false">)</mo>
      </mrow>
    </mrow>
    <annotation encoding="StarMath 5.0">(+ ("*" c_1 (EXPT X p_1)) ("*" c_2 (EXPT X p_2)) ... ("*" c_n (EXPT X p_n)))</annotation>
  </semantics>
</math>
</file>